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17C8000007A330000C8BF9B77FFCAF569B09B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595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13.097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2.B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" style:family="table">
      <style:table-properties style:width="17.595cm" fo:margin-left="0cm" table:align="left" fo:background-color="transparent">
        <style:background-image/>
      </style:table-properties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13.097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3.B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4" style:family="table">
      <style:table-properties style:width="17.595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13.097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4.B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5" style:family="table">
      <style:table-properties style:width="17.595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13.097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5.B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6" style:family="table">
      <style:table-properties style:width="17.595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13.097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6.B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7" style:family="table">
      <style:table-properties style:width="17.595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4.498cm"/>
    </style:style>
    <style:style style:name="Tabla7.B" style:family="table-column">
      <style:table-column-properties style:column-width="13.09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7.B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8" style:family="table">
      <style:table-properties style:width="17.595cm" fo:margin-left="0cm" table:align="left" fo:background-color="transparent">
        <style:background-image/>
      </style:table-properties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3.097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8.B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9" style:family="table">
      <style:table-properties style:width="17.595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4.498cm"/>
    </style:style>
    <style:style style:name="Tabla9.B" style:family="table-column">
      <style:table-column-properties style:column-width="13.097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dee7e5" fo:padding="0cm" fo:border="none" style:writing-mode="page">
        <style:background-image/>
      </style:table-cell-properties>
    </style:style>
    <style:style style:name="Tabla9.B1" style:family="table-cell">
      <style:table-cell-properties fo:background-color="#ffffff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2e45" officeooo:paragraph-rsid="000a2e4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a2e45" officeooo:paragraph-rsid="000a2e4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2e45" officeooo:paragraph-rsid="000a2e4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a2e45" officeooo:paragraph-rsid="00184ff1" style:font-size-asian="10.5pt" style:font-weight-asian="bold" style:font-size-complex="12pt" style:font-weight-complex="bold"/>
    </style:style>
    <style:style style:name="P5" style:family="paragraph" style:parent-style-name="Standard">
      <style:text-properties officeooo:paragraph-rsid="00184ff1"/>
    </style:style>
    <style:style style:name="P6" style:family="paragraph" style:parent-style-name="Standard">
      <style:text-properties officeooo:paragraph-rsid="0019c70c"/>
    </style:style>
    <style:style style:name="P7" style:family="paragraph" style:parent-style-name="Standard">
      <style:text-properties officeooo:paragraph-rsid="001aff1b"/>
    </style:style>
    <style:style style:name="P8" style:family="paragraph" style:parent-style-name="Standard">
      <style:text-properties officeooo:paragraph-rsid="001d723e"/>
    </style:style>
    <style:style style:name="P9" style:family="paragraph" style:parent-style-name="Standard">
      <style:paragraph-properties fo:break-before="page"/>
      <style:text-properties officeooo:paragraph-rsid="0019c70c"/>
    </style:style>
    <style:style style:name="P10" style:family="paragraph" style:parent-style-name="Standard">
      <style:paragraph-properties fo:text-align="end" style:justify-single-word="false" fo:break-before="page"/>
      <style:text-properties fo:font-size="18pt" fo:font-weight="bold" officeooo:rsid="000a2e45" officeooo:paragraph-rsid="000a2e45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break-before="page"/>
      <style:text-properties officeooo:paragraph-rsid="001d723e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81df5" officeooo:paragraph-rsid="00181df5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81df5" officeooo:paragraph-rsid="00184ff1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81df5" officeooo:paragraph-rsid="0019c70c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81df5" officeooo:paragraph-rsid="001aff1b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81df5" officeooo:paragraph-rsid="001d723e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84ff1" officeooo:paragraph-rsid="00184ff1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f6922" officeooo:paragraph-rsid="000f6922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0f6922" officeooo:paragraph-rsid="00184ff1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f6922" officeooo:paragraph-rsid="001aff1b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0f6922" officeooo:paragraph-rsid="001d723e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0f6922" officeooo:paragraph-rsid="001e6c16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9c70c" officeooo:paragraph-rsid="0019c70c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9c70c" officeooo:paragraph-rsid="001aff1b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bc7cd" officeooo:paragraph-rsid="001bc7cd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1d723e" officeooo:paragraph-rsid="001d723e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e6c16" officeooo:paragraph-rsid="001e6c16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0181df5" officeooo:paragraph-rsid="00181df5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181df5" officeooo:paragraph-rsid="00184ff1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rsid="00181df5" officeooo:paragraph-rsid="0019c70c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bold" officeooo:rsid="00181df5" officeooo:paragraph-rsid="001aff1b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181df5" officeooo:paragraph-rsid="001d723e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2pt" fo:font-weight="bold" officeooo:rsid="00184ff1" officeooo:paragraph-rsid="00184ff1" style:font-size-asian="10.5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2pt" fo:font-weight="bold" officeooo:rsid="00184ff1" officeooo:paragraph-rsid="0019c70c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bold" officeooo:rsid="00184ff1" officeooo:paragraph-rsid="001aff1b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bold" officeooo:rsid="00184ff1" officeooo:paragraph-rsid="001d723e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normal" officeooo:rsid="00181df5" officeooo:paragraph-rsid="00181df5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12pt" fo:font-weight="normal" officeooo:rsid="00181df5" officeooo:paragraph-rsid="00184ff1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12pt" fo:font-weight="normal" officeooo:rsid="000f6922" officeooo:paragraph-rsid="00184ff1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00f6922" officeooo:paragraph-rsid="0019c70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00f6922" officeooo:paragraph-rsid="001aff1b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2pt" fo:font-weight="normal" officeooo:rsid="000f6922" officeooo:paragraph-rsid="001d723e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0f6922" officeooo:paragraph-rsid="000f6922" style:font-size-asian="12pt" style:font-size-complex="12pt"/>
    </style:style>
    <style:style style:name="P44" style:family="paragraph" style:parent-style-name="Standard" style:master-page-name="First_20_Page">
      <style:paragraph-properties fo:text-align="center" style:justify-single-word="false" style:page-number="auto"/>
      <style:text-properties fo:font-size="28pt" fo:font-weight="bold" officeooo:rsid="00088894" officeooo:paragraph-rsid="00088894" style:font-size-asian="24.5pt" style:font-weight-asian="bold" style:font-size-complex="28pt" style:font-weight-complex="bold"/>
    </style:style>
    <style:style style:name="P45" style:family="paragraph" style:parent-style-name="Table_20_Contents" style:list-style-name="L1">
      <style:paragraph-properties fo:text-align="start" style:justify-single-word="false"/>
      <style:text-properties fo:font-size="12pt" officeooo:rsid="00181df5" officeooo:paragraph-rsid="00181df5" style:font-size-asian="10.5pt" style:font-size-complex="12pt"/>
    </style:style>
    <style:style style:name="P46" style:family="paragraph" style:parent-style-name="Table_20_Contents" style:list-style-name="L1">
      <style:paragraph-properties fo:text-align="start" style:justify-single-word="false"/>
      <style:text-properties fo:font-size="12pt" officeooo:rsid="00181df5" officeooo:paragraph-rsid="00184ff1" style:font-size-asian="10.5pt" style:font-size-complex="12pt"/>
    </style:style>
    <style:style style:name="P47" style:family="paragraph" style:parent-style-name="Table_20_Contents" style:list-style-name="L1">
      <style:paragraph-properties fo:text-align="start" style:justify-single-word="false"/>
      <style:text-properties fo:font-size="12pt" officeooo:rsid="00184ff1" officeooo:paragraph-rsid="00184ff1" style:font-size-asian="10.5pt" style:font-size-complex="12pt"/>
    </style:style>
    <style:style style:name="P48" style:family="paragraph" style:parent-style-name="Table_20_Contents" style:list-style-name="L1">
      <style:paragraph-properties fo:text-align="start" style:justify-single-word="false"/>
      <style:text-properties fo:font-size="12pt" officeooo:rsid="0019c70c" officeooo:paragraph-rsid="0019c70c" style:font-size-asian="10.5pt" style:font-size-complex="12pt"/>
    </style:style>
    <style:style style:name="P49" style:family="paragraph" style:parent-style-name="Table_20_Contents" style:list-style-name="L1">
      <style:paragraph-properties fo:text-align="start" style:justify-single-word="false"/>
      <style:text-properties fo:font-size="12pt" officeooo:rsid="0019c70c" officeooo:paragraph-rsid="001aff1b" style:font-size-asian="10.5pt" style:font-size-complex="12pt"/>
    </style:style>
    <style:style style:name="P50" style:family="paragraph" style:parent-style-name="Table_20_Contents" style:list-style-name="L1">
      <style:paragraph-properties fo:text-align="start" style:justify-single-word="false"/>
      <style:text-properties fo:font-size="12pt" officeooo:rsid="001aff1b" officeooo:paragraph-rsid="001aff1b" style:font-size-asian="10.5pt" style:font-size-complex="12pt"/>
    </style:style>
    <style:style style:name="P51" style:family="paragraph" style:parent-style-name="Table_20_Contents" style:list-style-name="L1">
      <style:paragraph-properties fo:text-align="start" style:justify-single-word="false"/>
      <style:text-properties fo:font-size="12pt" officeooo:rsid="001d723e" officeooo:paragraph-rsid="001d723e" style:font-size-asian="10.5pt" style:font-size-complex="12pt"/>
    </style:style>
    <style:style style:name="P52" style:family="paragraph" style:parent-style-name="Table_20_Contents" style:list-style-name="L1">
      <style:paragraph-properties fo:text-align="start" style:justify-single-word="false"/>
      <style:text-properties fo:font-size="12pt" officeooo:rsid="001e6c16" officeooo:paragraph-rsid="001e6c16" style:font-size-asian="10.5pt" style:font-size-complex="12pt"/>
    </style:style>
    <style:style style:name="T1" style:family="text">
      <style:text-properties officeooo:rsid="0011cc33"/>
    </style:style>
    <style:style style:name="T2" style:family="text">
      <style:text-properties officeooo:rsid="00184ff1"/>
    </style:style>
    <style:style style:name="T3" style:family="text">
      <style:text-properties officeooo:rsid="0019c70c"/>
    </style:style>
    <style:style style:name="T4" style:family="text">
      <style:text-properties officeooo:rsid="001aff1b"/>
    </style:style>
    <style:style style:name="T5" style:family="text">
      <style:text-properties officeooo:rsid="001d723e"/>
    </style:style>
    <style:style style:name="T6" style:family="text">
      <style:text-properties officeooo:rsid="001e6c16"/>
    </style:style>
    <style:style style:name="T7" style:family="text">
      <style:text-properties officeooo:rsid="0020da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User stories</text:p>
      <text:p text:style-name="P1">Omnicare shop</text:p>
      <text:p text:style-name="P1"/>
      <text:p text:style-name="P1"/>
      <text:p text:style-name="P1"/>
      <text:p text:style-name="P2">Versión 1.0</text:p>
      <text:p text:style-name="P2"/>
      <text:p text:style-name="P2">Elaborado por:</text:p>
      <text:p text:style-name="P2">Kevin Daniel Basto Anquino</text:p>
      <text:p text:style-name="P1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>Código de identificación</text:p>
          </table:table-cell>
          <table:table-cell table:style-name="Tabla2.B1" office:value-type="string">
            <text:p text:style-name="P37">OS-01</text:p>
          </table:table-cell>
        </table:table-row>
        <table:table-row table:style-name="Tabla2.1">
          <table:table-cell table:style-name="Tabla2.A1" office:value-type="string">
            <text:p text:style-name="P28">Nombre</text:p>
          </table:table-cell>
          <table:table-cell table:style-name="Tabla2.B1" office:value-type="string">
            <text:p text:style-name="P12">Registro de usuario</text:p>
          </table:table-cell>
        </table:table-row>
        <table:table-row table:style-name="Tabla2.1">
          <table:table-cell table:style-name="Tabla2.A1" office:value-type="string">
            <text:p text:style-name="P28">Descripción</text:p>
          </table:table-cell>
          <table:table-cell table:style-name="Tabla2.B1" office:value-type="string">
            <text:p text:style-name="P43">Como visitante me gustaría poder registrarme para poder acceder al sitio web <text:span text:style-name="T1">para poder acceder a todas las funcionalidades del sistema</text:span></text:p>
          </table:table-cell>
        </table:table-row>
        <table:table-row table:style-name="Tabla2.1">
          <table:table-cell table:style-name="Tabla2.A1" office:value-type="string">
            <text:p text:style-name="P28">Criterios de aceptación</text:p>
          </table:table-cell>
          <table:table-cell table:style-name="Tabla2.B1" office:value-type="string">
            <text:list xml:id="list249464751" text:style-name="L1">
              <text:list-item>
                <text:p text:style-name="P45">El nombre de usuario debe tener valor</text:p>
              </text:list-item>
              <text:list-item>
                <text:p text:style-name="P45">El correo electrónico debe tener valor</text:p>
              </text:list-item>
              <text:list-item>
                <text:p text:style-name="P45">La contraseña debe tener valor y no ser de una longitud menor a 8 caracteres.</text:p>
              </text:list-item>
              <text:list-item>
                <text:p text:style-name="P47">La contraseña debe ser escrita por segunda vez y debe coincidir con la primera</text:p>
              </text:list-item>
              <text:list-item>
                <text:p text:style-name="P47">Los términos y condiciones deben ser aceptados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33">Anotaciones</text:p>
          </table:table-cell>
          <table:table-cell table:style-name="Tabla2.B1" office:value-type="string">
            <text:p text:style-name="P12"/>
          </table:table-cell>
        </table:table-row>
      </table:table>
      <text:p text:style-name="P3"/>
      <text:p text:style-name="P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9">Código de identificación</text:p>
          </table:table-cell>
          <table:table-cell table:style-name="Tabla3.B1" office:value-type="string">
            <text:p text:style-name="P38">OS-0<text:span text:style-name="T2">2</text:span></text:p>
          </table:table-cell>
        </table:table-row>
        <table:table-row table:style-name="Tabla3.1">
          <table:table-cell table:style-name="Tabla3.A1" office:value-type="string">
            <text:p text:style-name="P29">Nombre</text:p>
          </table:table-cell>
          <table:table-cell table:style-name="Tabla3.B1" office:value-type="string">
            <text:p text:style-name="P17">Inicio de sesión</text:p>
          </table:table-cell>
        </table:table-row>
        <table:table-row table:style-name="Tabla3.1">
          <table:table-cell table:style-name="Tabla3.A1" office:value-type="string">
            <text:p text:style-name="P29">Descripción</text:p>
          </table:table-cell>
          <table:table-cell table:style-name="Tabla3.B1" office:value-type="string">
            <text:p text:style-name="P18">Como comprador me gustaría iniciar sesión para que el sistema reconozca y guarde mi información <text:span text:style-name="T1">para evitar el robo de identidad</text:span></text:p>
          </table:table-cell>
        </table:table-row>
        <table:table-row table:style-name="Tabla3.1">
          <table:table-cell table:style-name="Tabla3.A1" office:value-type="string">
            <text:p text:style-name="P29">Criterios de aceptación</text:p>
          </table:table-cell>
          <table:table-cell table:style-name="Tabla3.B1" office:value-type="string">
            <text:list xml:id="list104948626012642" text:continue-numbering="true" text:style-name="L1">
              <text:list-item>
                <text:p text:style-name="P46">El <text:span text:style-name="T2">correo electrónico debe tener valor</text:span></text:p>
              </text:list-item>
              <text:list-item>
                <text:p text:style-name="P47">La contraseña debe tener valor</text:p>
              </text:list-item>
              <text:list-item>
                <text:p text:style-name="P47">El correo debe estar registrado</text:p>
              </text:list-item>
              <text:list-item>
                <text:p text:style-name="P47">El correo debe estar verificado</text:p>
              </text:list-item>
              <text:list-item>
                <text:p text:style-name="P47">La contraseña debe estar validada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33">Anotaciones</text:p>
          </table:table-cell>
          <table:table-cell table:style-name="Tabla3.B1" office:value-type="string">
            <text:p text:style-name="P13"/>
          </table:table-cell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Código de identificación</text:p>
          </table:table-cell>
          <table:table-cell table:style-name="Tabla4.B1" office:value-type="string">
            <text:p text:style-name="P39">OS-03</text:p>
          </table:table-cell>
        </table:table-row>
        <table:table-row table:style-name="Tabla4.1">
          <table:table-cell table:style-name="Tabla4.A1" office:value-type="string">
            <text:p text:style-name="P29">Nombre</text:p>
          </table:table-cell>
          <table:table-cell table:style-name="Tabla4.B1" office:value-type="string">
            <text:p text:style-name="P17">Carrito de compras</text:p>
          </table:table-cell>
        </table:table-row>
        <table:table-row table:style-name="Tabla4.1">
          <table:table-cell table:style-name="Tabla4.A1" office:value-type="string">
            <text:p text:style-name="P29">Descripción</text:p>
          </table:table-cell>
          <table:table-cell table:style-name="Tabla4.B1" office:value-type="string">
            <text:p text:style-name="P19">Como comprador me gustaría poder añadir productos a mi carrito de compras <text:span text:style-name="T1">así puedo comprar más de un sólo producto que hay</text:span></text:p>
          </table:table-cell>
        </table:table-row>
        <table:table-row table:style-name="Tabla4.1">
          <table:table-cell table:style-name="Tabla4.A1" office:value-type="string">
            <text:p text:style-name="P29">Criterios de aceptación</text:p>
          </table:table-cell>
          <table:table-cell table:style-name="Tabla4.B1" office:value-type="string">
            <text:list xml:id="list104948268175014" text:continue-numbering="true" text:style-name="L1">
              <text:list-item>
                <text:p text:style-name="P48">El carrito debe poder ser vaciado</text:p>
              </text:list-item>
              <text:list-item>
                <text:p text:style-name="P48">No puede contener productos replicados</text:p>
              </text:list-item>
              <text:list-item>
                <text:p text:style-name="P48">Las cantidades manejadas pueden fijarse entre 1 y 10</text:p>
              </text:list-item>
              <text:list-item>
                <text:p text:style-name="P48">Se debe poder eliminar productos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3">Anotaciones</text:p>
          </table:table-cell>
          <table:table-cell table:style-name="Tabla4.B1" office:value-type="string">
            <text:p text:style-name="P13"/>
          </table:table-cell>
        </table:table-row>
      </table:table>
      <text:p text:style-name="P5"/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0">Código de identificación</text:p>
          </table:table-cell>
          <table:table-cell table:style-name="Tabla5.B1" office:value-type="string">
            <text:p text:style-name="P40">OS-0<text:span text:style-name="T3">4</text:span></text:p>
          </table:table-cell>
        </table:table-row>
        <table:table-row table:style-name="Tabla5.1">
          <table:table-cell table:style-name="Tabla5.A1" office:value-type="string">
            <text:p text:style-name="P30">Nombre</text:p>
          </table:table-cell>
          <table:table-cell table:style-name="Tabla5.B1" office:value-type="string">
            <text:p text:style-name="P23">Resumen de compra</text:p>
          </table:table-cell>
        </table:table-row>
        <table:table-row table:style-name="Tabla5.1">
          <table:table-cell table:style-name="Tabla5.A1" office:value-type="string">
            <text:p text:style-name="P30">Descripción</text:p>
          </table:table-cell>
          <table:table-cell table:style-name="Tabla5.B1" office:value-type="string">
            <text:p text:style-name="P18">Como comprador me gustaría ver un resumen de mi compra antes de pagar <text:span text:style-name="T1">para saber si necesito modificar mi carrito o no.</text:span></text:p>
          </table:table-cell>
        </table:table-row>
        <table:table-row table:style-name="Tabla5.1">
          <table:table-cell table:style-name="Tabla5.A1" office:value-type="string">
            <text:p text:style-name="P30">Criterios de aceptación</text:p>
          </table:table-cell>
          <table:table-cell table:style-name="Tabla5.B1" office:value-type="string">
            <text:list xml:id="list104948030231273" text:continue-numbering="true" text:style-name="L1">
              <text:list-item>
                <text:p text:style-name="P48">Los productos del carrito deben ser listados con sus cantidades</text:p>
              </text:list-item>
              <text:list-item>
                <text:p text:style-name="P48">El subtotal debe contener un valor</text:p>
              </text:list-item>
              <text:list-item>
                <text:p text:style-name="P48">El impuesto debe contener un valor</text:p>
              </text:list-item>
              <text:list-item>
                <text:p text:style-name="P48">El total debe contener un valor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4">Anotaciones</text:p>
          </table:table-cell>
          <table:table-cell table:style-name="Tabla5.B1" office:value-type="string">
            <text:p text:style-name="P14"/>
          </table:table-cell>
        </table:table-row>
      </table:table>
      <text:p text:style-name="P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1">Código de identificación</text:p>
          </table:table-cell>
          <table:table-cell table:style-name="Tabla6.B1" office:value-type="string">
            <text:p text:style-name="P41">OS-0<text:span text:style-name="T7">5</text:span></text:p>
          </table:table-cell>
        </table:table-row>
        <table:table-row table:style-name="Tabla6.1">
          <table:table-cell table:style-name="Tabla6.A1" office:value-type="string">
            <text:p text:style-name="P31">Nombre</text:p>
          </table:table-cell>
          <table:table-cell table:style-name="Tabla6.B1" office:value-type="string">
            <text:p text:style-name="P24">Resumen de compra</text:p>
          </table:table-cell>
        </table:table-row>
        <table:table-row table:style-name="Tabla6.1">
          <table:table-cell table:style-name="Tabla6.A1" office:value-type="string">
            <text:p text:style-name="P31">Descripción</text:p>
          </table:table-cell>
          <table:table-cell table:style-name="Tabla6.B1" office:value-type="string">
            <text:p text:style-name="P20">Como comprador me gustaría ver un resumen de mi compra antes de pagar <text:span text:style-name="T1">para saber si necesito modificar mi carrito o no.</text:span></text:p>
          </table:table-cell>
        </table:table-row>
        <table:table-row table:style-name="Tabla6.1">
          <table:table-cell table:style-name="Tabla6.A1" office:value-type="string">
            <text:p text:style-name="P31">Criterios de aceptación</text:p>
          </table:table-cell>
          <table:table-cell table:style-name="Tabla6.B1" office:value-type="string">
            <text:list xml:id="list104948433535318" text:continue-numbering="true" text:style-name="L1">
              <text:list-item>
                <text:p text:style-name="P49">Los productos del carrito deben ser listados con sus cantidades</text:p>
              </text:list-item>
              <text:list-item>
                <text:p text:style-name="P49">El subtotal debe contener un valor</text:p>
              </text:list-item>
              <text:list-item>
                <text:p text:style-name="P49">El impuesto debe contener un valor</text:p>
              </text:list-item>
              <text:list-item>
                <text:p text:style-name="P49">El total debe contener un valor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5">Anotaciones</text:p>
          </table:table-cell>
          <table:table-cell table:style-name="Tabla6.B1" office:value-type="string">
            <text:p text:style-name="P15"/>
          </table:table-cell>
        </table:table-row>
      </table:table>
      <text:p text:style-name="P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1">Código de identificación</text:p>
          </table:table-cell>
          <table:table-cell table:style-name="Tabla7.B1" office:value-type="string">
            <text:p text:style-name="P41">OS-0<text:span text:style-name="T7">6</text:span></text:p>
          </table:table-cell>
        </table:table-row>
        <table:table-row table:style-name="Tabla7.1">
          <table:table-cell table:style-name="Tabla7.A1" office:value-type="string">
            <text:p text:style-name="P31">Nombre</text:p>
          </table:table-cell>
          <table:table-cell table:style-name="Tabla7.B1" office:value-type="string">
            <text:p text:style-name="P25">Pago de compra</text:p>
          </table:table-cell>
        </table:table-row>
        <table:table-row table:style-name="Tabla7.1">
          <table:table-cell table:style-name="Tabla7.A1" office:value-type="string">
            <text:p text:style-name="P31">Descripción</text:p>
          </table:table-cell>
          <table:table-cell table:style-name="Tabla7.B1" office:value-type="string">
            <text:p text:style-name="P20">Como comprador me gustaría pagar con tarjeta de crédito y débito <text:span text:style-name="T1">para poder obtener mis productos</text:span></text:p>
          </table:table-cell>
        </table:table-row>
        <table:table-row table:style-name="Tabla7.1">
          <table:table-cell table:style-name="Tabla7.A1" office:value-type="string">
            <text:p text:style-name="P31">Criterios de aceptación</text:p>
          </table:table-cell>
          <table:table-cell table:style-name="Tabla7.B1" office:value-type="string">
            <text:list xml:id="list104949101089551" text:continue-numbering="true" text:style-name="L1">
              <text:list-item>
                <text:p text:style-name="P50">El número de tarjeta debe tener valor</text:p>
              </text:list-item>
              <text:list-item>
                <text:p text:style-name="P50">La fecha de vencimiento debe tener valor</text:p>
              </text:list-item>
              <text:list-item>
                <text:p text:style-name="P51">el cvc debe tener valor</text:p>
              </text:list-item>
              <text:list-item>
                <text:p text:style-name="P51">la dirección debe estar llena</text:p>
              </text:list-item>
              <text:list-item>
                <text:p text:style-name="P51">el pago debe pasar correctamente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35">Anotaciones</text:p>
          </table:table-cell>
          <table:table-cell table:style-name="Tabla7.B1" office:value-type="string">
            <text:p text:style-name="P15"/>
          </table:table-cell>
        </table:table-row>
      </table:table>
      <text:p text:style-name="P2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2">Código de identificación</text:p>
          </table:table-cell>
          <table:table-cell table:style-name="Tabla8.B1" office:value-type="string">
            <text:p text:style-name="P42">OS-0<text:span text:style-name="T7">7</text:span></text:p>
          </table:table-cell>
        </table:table-row>
        <table:table-row table:style-name="Tabla8.1">
          <table:table-cell table:style-name="Tabla8.A1" office:value-type="string">
            <text:p text:style-name="P32">Nombre</text:p>
          </table:table-cell>
          <table:table-cell table:style-name="Tabla8.B1" office:value-type="string">
            <text:p text:style-name="P26">Historial de compras</text:p>
          </table:table-cell>
        </table:table-row>
        <table:table-row table:style-name="Tabla8.1">
          <table:table-cell table:style-name="Tabla8.A1" office:value-type="string">
            <text:p text:style-name="P32">Descripción</text:p>
          </table:table-cell>
          <table:table-cell table:style-name="Tabla8.B1" office:value-type="string">
            <text:p text:style-name="P21">Como comprador me gustaría poder ver mi historial de compras en la página <text:span text:style-name="T1">así puedo conocer la frecuencia con la que compro y cuales productos he comprado más</text:span></text:p>
          </table:table-cell>
        </table:table-row>
        <table:table-row table:style-name="Tabla8.1">
          <table:table-cell table:style-name="Tabla8.A1" office:value-type="string">
            <text:p text:style-name="P32">Criterios de aceptación</text:p>
          </table:table-cell>
          <table:table-cell table:style-name="Tabla8.B1" office:value-type="string">
            <text:list xml:id="list104949544922155" text:continue-numbering="true" text:style-name="L1">
              <text:list-item>
                <text:p text:style-name="P51">La lista debe contener al menos un valor en caso de ser vacía indicando que no hay resultados.</text:p>
              </text:list-item>
              <text:list-item>
                <text:p text:style-name="P51">La lista debe contener la fecha de los productos</text:p>
              </text:list-item>
              <text:list-item>
                <text:p text:style-name="P51">La lista debe tener el subtotal de la compra</text:p>
              </text:list-item>
            </text:list>
          </table:table-cell>
        </table:table-row>
        <table:table-row table:style-name="Tabla8.1">
          <table:table-cell table:style-name="Tabla8.A1" office:value-type="string">
            <text:p text:style-name="P36">Anotaciones</text:p>
          </table:table-cell>
          <table:table-cell table:style-name="Tabla8.B1" office:value-type="string">
            <text:p text:style-name="P16"/>
          </table:table-cell>
        </table:table-row>
      </table:table>
      <text:p text:style-name="P8"/>
      <text:p text:style-name="P1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2">Código de identificación</text:p>
          </table:table-cell>
          <table:table-cell table:style-name="Tabla9.B1" office:value-type="string">
            <text:p text:style-name="P42">OS-0<text:span text:style-name="T6">8</text:span></text:p>
          </table:table-cell>
        </table:table-row>
        <table:table-row table:style-name="Tabla9.1">
          <table:table-cell table:style-name="Tabla9.A1" office:value-type="string">
            <text:p text:style-name="P32">Nombre</text:p>
          </table:table-cell>
          <table:table-cell table:style-name="Tabla9.B1" office:value-type="string">
            <text:p text:style-name="P27">Soporte técnico</text:p>
          </table:table-cell>
        </table:table-row>
        <table:table-row table:style-name="Tabla9.1">
          <table:table-cell table:style-name="Tabla9.A1" office:value-type="string">
            <text:p text:style-name="P32">Descripción</text:p>
          </table:table-cell>
          <table:table-cell table:style-name="Tabla9.B1" office:value-type="string">
            <text:p text:style-name="P22">Como comprador si mi pedido no llega a tiempo me gustaría poder contactar con soporte técnico por mi compra <text:span text:style-name="T1">para poder tener seguimiento de mi compra</text:span></text:p>
          </table:table-cell>
        </table:table-row>
        <table:table-row table:style-name="Tabla9.1">
          <table:table-cell table:style-name="Tabla9.A1" office:value-type="string">
            <text:p text:style-name="P32">Criterios de aceptación</text:p>
          </table:table-cell>
          <table:table-cell table:style-name="Tabla9.B1" office:value-type="string">
            <text:list xml:id="list104949403660855" text:continue-numbering="true" text:style-name="L1">
              <text:list-item>
                <text:p text:style-name="P52">El motivo debe tener un valor</text:p>
              </text:list-item>
              <text:list-item>
                <text:p text:style-name="P52">la descripción debe tener un valor</text:p>
              </text:list-item>
              <text:list-item>
                <text:p text:style-name="P52">debe de haber un correo para responder</text:p>
              </text:list-item>
            </text:list>
          </table:table-cell>
        </table:table-row>
        <table:table-row table:style-name="Tabla9.1">
          <table:table-cell table:style-name="Tabla9.A1" office:value-type="string">
            <text:p text:style-name="P36">Anotaciones</text:p>
          </table:table-cell>
          <table:table-cell table:style-name="Tabla9.B1" office:value-type="string">
            <text:p text:style-name="P1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Logo_5f_UADY" draw:display-name="Logo_UADY" xlink:href="Pictures/10017C8000007A330000C8BF9B77FFCAF569B09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Logo_5f_UADY" draw:opacity="10%" draw:fill-image-width="100%" draw:fill-image-height="100%" style:repeat="stretch" draw:fill-image-ref-point-x="0%" draw:fill-image-ref-point-y="0%" draw:fill-image-ref-point="center" draw:tile-repeat-offset="0% vertical" style:footnote-max-height="0cm">
        <style:background-image xlink:href="Pictures/10017C8000007A330000C8BF9B77FFCAF569B09B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Logo_5f_UADY" draw:opacity="10%" draw:fill-image-width="100%" draw:fill-image-height="100%" style:repeat="stretch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1:20:35.802000000</meta:creation-date>
    <dc:date>2021-11-03T10:49:47.544000000</dc:date>
    <meta:editing-duration>PT58M28S</meta:editing-duration>
    <meta:editing-cycles>11</meta:editing-cycles>
    <meta:generator>LibreOffice/7.1.5.2$Windows_X86_64 LibreOffice_project/85f04e9f809797b8199d13c421bd8a2b025d52b5</meta:generator>
    <meta:print-date>2021-11-03T10:45:08.648000000</meta:print-date>
    <meta:document-statistic meta:table-count="8" meta:image-count="0" meta:object-count="0" meta:page-count="4" meta:paragraph-count="102" meta:word-count="566" meta:character-count="3279" meta:non-whitespace-character-count="2848"/>
  </office:meta>
</office:document-meta>
</file>